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opacity="100%" draw:textarea-horizontal-align="center" draw:textarea-vertical-align="middle" draw:shadow-opacity="100%"/>
    </style:style>
    <style:style style:name="gr2" style:family="graphic" style:parent-style-name="standard">
      <style:graphic-properties draw:fill="none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text">
      <style:graphic-properties draw:fill="none" draw:auto-grow-width="false" fo:min-height="0.28cm"/>
    </style:style>
    <style:style style:name="gr5" style:family="graphic" style:parent-style-name="text">
      <style:graphic-properties draw:fill="none" draw:auto-grow-width="true" fo:min-height="0.28cm" fo:min-width="0.586cm"/>
    </style:style>
    <style:style style:name="gr6" style:family="graphic" style:parent-style-name="standard">
      <style:graphic-properties draw:stroke="dash" draw:stroke-dash="Fine_20_Dashed" draw:fill="none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stroke="dash" draw:stroke-dash="Fine_20_Dashed" draw:fill="none" draw:fill-color="#ffffff" draw:opacity="100%" draw:textarea-horizontal-align="center" draw:textarea-vertical-align="middle" draw:shadow-opacity="100%"/>
    </style:style>
    <style:style style:name="gr8" style:family="graphic" style:parent-style-name="standard">
      <style:graphic-properties svg:stroke-width="0cm" draw:marker-start-width="0.05cm" draw:marker-end-width="0.05cm" draw:fill="none" draw:textarea-horizontal-align="justify" draw:textarea-vertical-align="middle" draw:auto-grow-height="false" fo:min-height="39.75cm" fo:min-width="46.4cm" fo:padding-top="0.125cm" fo:padding-bottom="0.125cm" fo:padding-left="0.25cm" fo:padding-right="0.25cm"/>
    </style:style>
    <style:style style:name="gr9" style:family="graphic" style:parent-style-name="text">
      <style:graphic-properties draw:fill="none" draw:auto-grow-width="false" fo:min-height="0.399cm"/>
    </style:style>
    <style:style style:name="gr10" style:family="graphic" style:parent-style-name="text">
      <style:graphic-properties draw:fill="none" draw:auto-grow-width="false" fo:min-height="0.479cm"/>
    </style:style>
    <style:style style:name="gr11" style:family="graphic" style:parent-style-name="text">
      <style:graphic-properties draw:fill="none" draw:auto-grow-height="true" draw:auto-grow-width="false" fo:min-height="0.28cm" fo:min-width="4.074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fo:min-height="3.436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bottom" fo:min-height="2.7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0.243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none" draw:fill-color="#fffff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7.9cm" svg:height="41cm" svg:x="2cm" svg:y="0.5cm">
          <text:p/>
        </draw:rect>
        <draw:rect draw:style-name="gr2" draw:text-style-name="P2" draw:layer="layout" svg:width="9cm" svg:height="41cm" svg:x="49.9cm" svg:y="0.5cm">
          <text:p/>
        </draw:rect>
        <draw:line draw:style-name="gr3" draw:text-style-name="P3" draw:layer="layout" svg:x1="49.9cm" svg:y1="26cm" svg:x2="58.9cm" svg:y2="26cm">
          <text:p/>
        </draw:line>
        <draw:line draw:style-name="gr3" draw:text-style-name="P3" draw:layer="layout" svg:x1="49.9cm" svg:y1="37.7cm" svg:x2="58.9cm" svg:y2="37.7cm">
          <text:p/>
        </draw:line>
        <draw:line draw:style-name="gr3" draw:text-style-name="P3" draw:layer="layout" svg:x1="49.9cm" svg:y1="40cm" svg:x2="58.9cm" svg:y2="40cm">
          <text:p/>
        </draw:line>
        <draw:line draw:style-name="gr3" draw:text-style-name="P3" draw:layer="layout" svg:x1="49.9cm" svg:y1="37cm" svg:x2="58.9cm" svg:y2="37cm">
          <text:p/>
        </draw:line>
        <draw:frame draw:style-name="gr4" draw:text-style-name="P4" draw:layer="layout" svg:width="1.7cm" svg:height="0.28cm" svg:x="50cm" svg:y="37.22cm">
          <draw:text-box>
            <text:p><text:span text:style-name="T1">S</text:span><text:span text:style-name="T1">c</text:span><text:span text:style-name="T1">a</text:span><text:span text:style-name="T1">l</text:span><text:span text:style-name="T1">e</text:span><text:span text:style-name="T1">:</text:span></text:p>
          </draw:text-box>
        </draw:frame>
        <draw:line draw:style-name="gr3" draw:text-style-name="P3" draw:layer="layout" svg:x1="54.45cm" svg:y1="37cm" svg:x2="54.45cm" svg:y2="37.7cm">
          <text:p/>
        </draw:line>
        <draw:frame draw:style-name="gr5" draw:text-style-name="P4" draw:layer="layout" svg:width="0.586cm" svg:height="0.28cm" svg:x="54.6cm" svg:y="37.2cm">
          <draw:text-box>
            <text:p><text:span text:style-name="T1">D</text:span><text:span text:style-name="T1">a</text:span><text:span text:style-name="T1">t</text:span><text:span text:style-name="T1">e</text:span><text:span text:style-name="T1">:</text:span></text:p>
          </draw:text-box>
        </draw:frame>
        <draw:line draw:style-name="gr3" draw:text-style-name="P3" draw:layer="layout" svg:x1="49.9cm" svg:y1="35cm" svg:x2="58.9cm" svg:y2="35cm">
          <text:p/>
        </draw:line>
        <draw:line draw:style-name="gr3" draw:text-style-name="P3" draw:layer="layout" svg:x1="51.9cm" svg:y1="35cm" svg:x2="51.9cm" svg:y2="37cm">
          <text:p/>
        </draw:line>
        <draw:rect draw:style-name="gr6" draw:text-style-name="P2" draw:layer="layout" svg:width="8.6cm" svg:height="8.6cm" svg:x="50.1cm" svg:y="26.2cm">
          <text:p/>
        </draw:rect>
        <draw:rect draw:style-name="gr7" draw:text-style-name="P1" draw:layer="layout" svg:width="46.9cm" svg:height="40cm" svg:x="2.5cm" svg:y="1cm">
          <text:p/>
        </draw:rect>
        <draw:line draw:style-name="gr3" draw:text-style-name="P3" draw:layer="layout" svg:x1="21cm" svg:y1="0cm" svg:x2="21cm" svg:y2="0.5cm">
          <text:p/>
        </draw:line>
        <draw:line draw:style-name="gr3" draw:text-style-name="P3" draw:layer="layout" svg:x1="40.2cm" svg:y1="0cm" svg:x2="40.2cm" svg:y2="0.5cm">
          <text:p/>
        </draw:line>
        <draw:line draw:style-name="gr3" draw:text-style-name="P3" draw:layer="layout" svg:x1="40.2cm" svg:y1="41.5cm" svg:x2="40.2cm" svg:y2="42cm">
          <text:p/>
        </draw:line>
        <draw:line draw:style-name="gr3" draw:text-style-name="P3" draw:layer="layout" svg:x1="21cm" svg:y1="41.5cm" svg:x2="21cm" svg:y2="42cm">
          <text:p/>
        </draw:line>
        <draw:line draw:style-name="gr3" draw:text-style-name="P3" draw:layer="layout" svg:x1="58.9cm" svg:y1="12.3cm" svg:x2="59.4cm" svg:y2="12.3cm">
          <text:p/>
        </draw:line>
        <draw:line draw:style-name="gr3" draw:text-style-name="P3" draw:layer="layout" svg:x1="0cm" svg:y1="12.3cm" svg:x2="2cm" svg:y2="12.3cm">
          <text:p/>
        </draw:line>
        <draw:custom-shape draw:name="map" draw:style-name="gr8" draw:text-style-name="P3" draw:layer="printed_elements" svg:width="46.9cm" svg:height="40cm" svg:x="2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comment1" draw:style-name="gr9" draw:text-style-name="P4" draw:layer="printed_elements" svg:width="8.999cm" svg:height="0.399cm" svg:x="50.001cm" svg:y="38.625cm">
          <draw:text-box>
            <text:p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1</text:span></text:p>
          </draw:text-box>
        </draw:frame>
        <draw:frame draw:name="title" draw:style-name="gr10" draw:text-style-name="P4" draw:layer="printed_elements" svg:width="9cm" svg:height="0.479cm" svg:x="50cm" svg:y="38cm">
          <draw:text-box>
            <text:p><text:span text:style-name="T3">t</text:span><text:span text:style-name="T3">i</text:span><text:span text:style-name="T3">t</text:span><text:span text:style-name="T3">l</text:span><text:span text:style-name="T3">e</text:span></text:p>
          </draw:text-box>
        </draw:frame>
        <draw:frame draw:name="comment2" draw:style-name="gr9" draw:text-style-name="P4" draw:layer="printed_elements" svg:width="8.698cm" svg:height="0.399cm" svg:x="50.002cm" svg:y="39.426cm">
          <draw:text-box>
            <text:p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2</text:span></text:p>
          </draw:text-box>
        </draw:frame>
        <draw:frame draw:name="scale" draw:style-name="gr11" draw:text-style-name="P4" draw:layer="printed_elements" svg:width="2.4cm" svg:height="0.28cm" svg:x="51.6cm" svg:y="37.22cm">
          <draw:text-box>
            <text:p><text:span text:style-name="T1">s</text:span><text:span text:style-name="T1">c</text:span><text:span text:style-name="T1">a</text:span><text:span text:style-name="T1">l</text:span><text:span text:style-name="T1">e</text:span></text:p>
          </draw:text-box>
        </draw:frame>
        <draw:frame draw:name="date" draw:style-name="gr11" draw:text-style-name="P4" draw:layer="printed_elements" svg:width="3.574cm" svg:height="0.28cm" svg:x="56.1cm" svg:y="37.2cm">
          <draw:text-box>
            <text:p><text:span text:style-name="T1">d</text:span><text:span text:style-name="T1">a</text:span><text:span text:style-name="T1">t</text:span><text:span text:style-name="T1">e</text:span></text:p>
          </draw:text-box>
        </draw:frame>
        <draw:custom-shape draw:name="northarrow" draw:style-name="gr12" draw:text-style-name="P3" draw:layer="printed_elements" svg:width="1.6cm" svg:height="1.6cm" svg:x="50.1cm" svg:y="35.2cm">
          <text:p/>
          <draw:enhanced-geometry svg:viewBox="0 0 21600 21600" draw:type="rectangle" draw:enhanced-path="M 0 0 L 21600 0 21600 21600 0 21600 0 0 Z N"/>
        </draw:custom-shape>
        <draw:custom-shape draw:name="overview" draw:style-name="gr12" draw:text-style-name="P3" draw:layer="printed_elements" svg:width="8.5cm" svg:height="8.5cm" svg:x="50.15cm" svg:y="26.25cm">
          <text:p/>
          <draw:enhanced-geometry svg:viewBox="0 0 21600 21600" draw:type="rectangle" draw:enhanced-path="M 0 0 L 21600 0 21600 21600 0 21600 0 0 Z N"/>
        </draw:custom-shape>
        <draw:custom-shape draw:name="scalebar" draw:style-name="gr13" draw:text-style-name="P3" draw:layer="printed_elements" svg:width="6cm" svg:height="0.5cm" svg:x="42.9cm" svg:y="40cm">
          <text:p/>
          <draw:enhanced-geometry svg:viewBox="0 0 21600 21600" draw:type="rectangle" draw:enhanced-path="M 0 0 L 21600 0 21600 21600 0 21600 0 0 Z N"/>
        </draw:custom-shape>
        <draw:frame draw:name="extent_ur_x" draw:style-name="gr14" draw:text-style-name="P5" draw:layer="printed_elements" svg:width="0.433cm" svg:height="3.436cm" svg:x="49.5cm" svg:y="1cm">
          <draw:text-box>
            <text:p><text:span text:style-name="T4">e</text:span><text:span text:style-name="T4">x</text:span><text:span text:style-name="T4">t</text:span><text:span text:style-name="T4">e</text:span><text:span text:style-name="T4">n</text:span><text:span text:style-name="T4">t</text:span><text:span text:style-name="T4">_</text:span><text:span text:style-name="T4">u</text:span><text:span text:style-name="T4">r</text:span><text:span text:style-name="T4">_</text:span><text:span text:style-name="T5">x</text:span></text:p>
          </draw:text-box>
        </draw:frame>
        <draw:frame draw:name="extent_ll_x" draw:style-name="gr15" draw:text-style-name="P5" draw:layer="printed_elements" svg:width="0.47cm" svg:height="2.75cm" svg:x="2.03cm" svg:y="38cm">
          <draw:text-box>
            <text:p><text:span text:style-name="T4">e</text:span><text:span text:style-name="T4">x</text:span><text:span text:style-name="T4">t</text:span><text:span text:style-name="T4">e</text:span><text:span text:style-name="T4">n</text:span><text:span text:style-name="T4">t</text:span><text:span text:style-name="T4">_</text:span><text:span text:style-name="T4">l</text:span><text:span text:style-name="T4">l</text:span><text:span text:style-name="T4">_</text:span><text:span text:style-name="T5">x</text:span></text:p>
          </draw:text-box>
        </draw:frame>
        <draw:frame draw:name="extent_ll_y" draw:style-name="gr16" draw:text-style-name="P6" draw:layer="printed_elements" svg:width="2.948cm" svg:height="0.243cm" svg:x="2.552cm" svg:y="41cm">
          <draw:text-box>
            <text:p><text:span text:style-name="T4">e</text:span><text:span text:style-name="T4">x</text:span><text:span text:style-name="T4">t</text:span><text:span text:style-name="T4">e</text:span><text:span text:style-name="T4">n</text:span><text:span text:style-name="T4">t</text:span><text:span text:style-name="T4">_</text:span><text:span text:style-name="T4">l</text:span><text:span text:style-name="T4">l</text:span><text:span text:style-name="T4">_</text:span><text:span text:style-name="T4">y</text:span></text:p>
          </draw:text-box>
        </draw:frame>
        <draw:frame draw:name="extent_ur_y" draw:style-name="gr17" draw:text-style-name="P6" draw:layer="printed_elements" svg:width="2cm" svg:height="0.243cm" svg:x="47.9cm" svg:y="0.55cm">
          <draw:text-box>
            <text:p><text:span text:style-name="T4">e</text:span><text:span text:style-name="T4">x</text:span><text:span text:style-name="T4">t</text:span><text:span text:style-name="T4">e</text:span><text:span text:style-name="T4">n</text:span><text:span text:style-name="T4">t</text:span><text:span text:style-name="T4">_</text:span><text:span text:style-name="T4">u</text:span><text:span text:style-name="T4">r</text:span><text:span text:style-name="T4">_</text:span><text:span text:style-name="T4">y</text:span></text:p>
          </draw:text-box>
        </draw:frame>
        <draw:line draw:style-name="gr18" draw:text-style-name="P3" draw:layer="layout" svg:x1="1.997cm" svg:y1="9.964cm" svg:x2="0cm" svg:y2="12.312cm">
          <text:p/>
        </draw:line>
        <draw:line draw:style-name="gr18" draw:text-style-name="P3" draw:layer="layout" svg:x1="9.651cm" svg:y1="0.999cm" svg:x2="10.504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01T15:28:42.43</meta:creation-date>
    <dc:date>2019-10-28T11:22:17.138613200</dc:date>
    <meta:editing-duration>PT2H52M55S</meta:editing-duration>
    <meta:editing-cycles>35</meta:editing-cycles>
    <meta:generator>LibreOffice/6.0.7.3$Linux_X86_64 LibreOffice_project/00m0$Build-3</meta:generator>
    <meta:document-statistic meta:object-count="34"/>
  </office:meta>
</office:document-meta>
</file>